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287" officeooo:paragraph-rsid="00097287"/>
    </style:style>
    <style:style style:name="P2" style:family="paragraph" style:parent-style-name="Standard">
      <style:text-properties officeooo:rsid="0009edc2" officeooo:paragraph-rsid="0009edc2"/>
    </style:style>
    <style:style style:name="P3" style:family="paragraph" style:parent-style-name="Standard">
      <style:text-properties fo:font-weight="bold" officeooo:rsid="0009edc2" officeooo:paragraph-rsid="0009edc2" style:font-weight-asian="bold" style:font-weight-complex="bold"/>
    </style:style>
    <style:style style:name="P4" style:family="paragraph" style:parent-style-name="Standard">
      <style:text-properties fo:font-weight="normal" officeooo:rsid="0009edc2" officeooo:paragraph-rsid="0009edc2" style:font-weight-asian="normal" style:font-weight-complex="normal"/>
    </style:style>
    <style:style style:name="P5" style:family="paragraph" style:parent-style-name="Standard">
      <style:text-properties fo:font-weight="normal" officeooo:rsid="000b587c" officeooo:paragraph-rsid="000b587c" style:font-weight-asian="normal" style:font-weight-complex="normal"/>
    </style:style>
    <style:style style:name="T1" style:family="text">
      <style:text-properties officeooo:rsid="0009e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b</text:p>
      <text:p text:style-name="P1">2 a b</text:p>
      <text:p text:style-name="P1">3 a c <text:s/></text:p>
      <text:p text:style-name="P1">4 c</text:p>
      <text:p text:style-name="P1">5 <text:span text:style-name="T1">a b </text:span></text:p>
      <text:p text:style-name="P2">externalité : exemple entreprise qui vient s’installer dans un endroit ou il n’y a pas </text:p>
      <text:p text:style-name="P2">impact positif --&gt; création d’emploi</text:p>
      <text:p text:style-name="P2">négatif --&gt; pollution, dégradation de site </text:p>
      <text:p text:style-name="P2"/>
      <text:p text:style-name="P2">6 b d </text:p>
      <text:p text:style-name="P2"/>
      <text:p text:style-name="P3">Calcul du pib :</text:p>
      <text:p text:style-name="P4"/>
      <text:p text:style-name="P5">microéconomique – la richesse produite – macroéconomique – </text:p>
      <text:p text:style-name="P5">l’approche par la production <text:s/>– l’Ebe et les revenus economiques <text:s/>– la consommation finale effective – la FBCF <text:s/>- la croissance économique – en volume – l’inflation - </text:p>
      <text:p text:style-name="P5">bien-être</text:p>
      <text:p text:style-name="P5"/>
      <text:p text:style-name="P5"/>
      <text:p text:style-name="P5"/>
      <text:p text:style-name="P5">FBCF : investissement</text:p>
      <text:p text:style-name="P5">EBE : mesure performance entreprise sur ce pourquoi elle a été créé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48:15.372000000</meta:creation-date>
    <dc:date>2024-09-16T13:16:20.811000000</dc:date>
    <meta:editing-duration>PT17M40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5" meta:word-count="92" meta:character-count="535" meta:non-whitespace-character-count="441"/>
  </office:meta>
</office:document-meta>
</file>